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create Ultra Rares or Mystery Boxes; unique animation for the present box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6T14:47:51.208442424</dc:date>
    <meta:editing-duration>P2DT19H43M35S</meta:editing-duration>
    <meta:editing-cycles>459</meta:editing-cycles>
    <meta:document-statistic meta:table-count="9" meta:cell-count="1415" meta:object-count="0"/>
  </office:meta>
</office:document-meta>
</file>